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Preformatted_20_Text" style:list-style-name="L1"/>
    <style:style style:name="T1" style:family="text">
      <style:text-properties officeooo:rsid="000a8801"/>
    </style:style>
    <style:style style:name="T2" style:family="text">
      <style:text-properties style:text-position="super 58%" officeooo:rsid="000a8801"/>
    </style:style>
    <style:style style:name="T3" style:family="text">
      <style:text-properties officeooo:rsid="000b32d0"/>
    </style:style>
    <style:style style:name="T4" style:family="text">
      <style:text-properties officeooo:rsid="000ba2be"/>
    </style:style>
    <style:style style:name="T5" style:family="text">
      <style:text-properties officeooo:rsid="0010cecf"/>
    </style:style>
    <style:style style:name="T6" style:family="text">
      <style:text-properties officeooo:rsid="00117ee9"/>
    </style:style>
    <style:style style:name="T7" style:family="text">
      <style:text-properties officeooo:rsid="001332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60080496751853301" text:style-name="L1">
        <text:list-item>
          <text:p text:style-name="P1"><text:span text:style-name="T1">Activity</text:span></text:p>
          <text:list>
            <text:list-item>
              <text:p text:style-name="P1"><text:span text:style-name="T6">https://developer.android.com/reference/android/app/Activity.html</text:span></text:p>
            </text:list-item>
            <text:list-item>
              <text:p text:style-name="P1"><text:span text:style-name="T1">All subclasses of </text:span><text:a xlink:type="simple" xlink:href="https://developer.android.com/reference/android/app/Activity.html"><text:span text:style-name="Source_20_Text"><text:span text:style-name="T1">Activity</text:span></text:span></text:a><text:span text:style-name="T1"> must implement the </text:span><text:a xlink:type="simple" xlink:href="https://developer.android.com/reference/android/app/Activity.html#onCreate%28android.os.Bundle%29"><text:span text:style-name="Source_20_Text"><text:span text:style-name="T1">onCreate()</text:span></text:span></text:a><text:span text:style-name="T1"> method. The system calls this when creating a new instance of the activity. This method is where you must define the activity layout with the </text:span><text:a xlink:type="simple" xlink:href="https://developer.android.com/reference/android/app/Activity.html#setContentView%28android.view.View%29"><text:span text:style-name="Source_20_Text"><text:span text:style-name="T1">setContentView()</text:span></text:span></text:a><text:span text:style-name="T1"> method and is where you should perform initial setup for the activity components. </text:span></text:p>
            </text:list-item>
            <text:list-item>
              <text:p text:style-name="P1"><text:span text:style-name="T1">All activities must be declared in your manifest file, </text:span><text:span text:style-name="Source_20_Text"><text:span text:style-name="T1">AndroidManifest.xml</text:span></text:span><text:span text:style-name="T1">, using an </text:span><text:a xlink:type="simple" xlink:href="https://developer.android.com/guide/topics/manifest/activity-element.html"><text:span text:style-name="Source_20_Text"><text:span text:style-name="T1">&lt;activity&gt;</text:span></text:span></text:a><text:span text:style-name="T1"> element. </text:span></text:p>
            </text:list-item>
            <text:list-item>
              <text:p text:style-name="P1"><text:span text:style-name="T1">Every </text:span><text:a xlink:type="simple" xlink:href="https://developer.android.com/reference/android/app/Activity.html"><text:span text:style-name="Source_20_Text"><text:span text:style-name="T1">Activity</text:span></text:span></text:a><text:span text:style-name="T1"> is invoked by an </text:span><text:a xlink:type="simple" xlink:href="https://developer.android.com/reference/android/content/Intent.html"><text:span text:style-name="Source_20_Text"><text:span text:style-name="T1">Intent</text:span></text:span></text:a><text:span text:style-name="T1"> </text:span></text:p>
            </text:list-item>
          </text:list>
        </text:list-item>
        <text:list-item>
          <text:p text:style-name="P1"><text:span text:style-name="T1">Intent</text:span></text:p>
          <text:list>
            <text:list-item>
              <text:p text:style-name="P1"><text:span text:style-name="T1">is an object that provides runtime binding between separate components (such as two activities). The </text:span><text:a xlink:type="simple" xlink:href="https://developer.android.com/reference/android/content/Intent.html"><text:span text:style-name="Source_20_Text"><text:span text:style-name="T1">Intent</text:span></text:span></text:a><text:span text:style-name="T1"> represents an app’s "intent to do something." You can use intents for a wide variety of tasks, but most often they’re used to start another activity. </text:span></text:p>
            </text:list-item>
            <text:list-item>
              <text:p text:style-name="P1"><text:span text:style-name="T5">https://developer.android.com/reference/android/content/Intent.html</text:span></text:p>
            </text:list-item>
            <text:list-item>
              <text:p text:style-name="P1"><text:span text:style-name="T1">Context is first parameter (Activity class is a subclass of Context)</text:span></text:p>
            </text:list-item>
            <text:list-item>
              <text:p text:style-name="P1"><text:span text:style-name="T1">2</text:span><text:span text:style-name="T2">nd</text:span><text:span text:style-name="T1"> param = Class of the app component to which the system should deliver the Intent</text:span></text:p>
            </text:list-item>
            <text:list-item>
              <text:p text:style-name="P1"><text:span text:style-name="T1">An </text:span><text:a xlink:type="simple" xlink:href="https://developer.android.com/reference/android/content/Intent.html"><text:span text:style-name="Source_20_Text"><text:span text:style-name="T1">Intent</text:span></text:span></text:a><text:span text:style-name="T1"> can carry a collection of various data types as key-value pairs called </text:span><text:span text:style-name="Emphasis"><text:span text:style-name="T1">extras</text:span></text:span><text:span text:style-name="T1">. </text:span></text:p>
            </text:list-item>
          </text:list>
        </text:list-item>
        <text:list-item>
          <text:p text:style-name="P1"><text:span text:style-name="T4">Fragments</text:span></text:p>
        </text:list-item>
        <text:list-item>
          <text:p text:style-name="P1"><text:span text:style-name="T7">Menu Resource</text:span></text:p>
          <text:list>
            <text:list-item>
              <text:p text:style-name="P1"><text:a xlink:type="simple" xlink:href="https://developer.android.com/guide/topics/resources/menu-resource.html"><text:span text:style-name="T7">https://developer.android.com/guide/topics/resources/menu-resource.html</text:span></text:a></text:p>
            </text:list-item>
            <text:list-item>
              <text:p text:style-name="P1"><text:bookmark text:name="XML"/>Specify the Actions in XML</text:p>
              <text:list>
                <text:list-item>
                  <text:p text:style-name="P1"><text:span text:style-name="Source_20_Text">res/menu/</text:span> </text:p>
                </text:list-item>
              </text:list>
            </text:list-item>
            <text:list-item>
              <text:p text:style-name="P1"><text:bookmark text:name="AddActions"/><text:span text:style-name="T7">Add the Actions to the Action Bar</text:span></text:p>
              <text:list>
                <text:list-item>
                  <text:p text:style-name="P1"><text:span text:style-name="T7">onCreateOptionsMenu</text:span></text:p>
                </text:list-item>
              </text:list>
            </text:list-item>
            <text:list-item>
              <text:p text:style-name="P1"><text:bookmark text:name="Respond"/><text:span text:style-name="T7">Respond to Action Buttons</text:span></text:p>
              <text:list>
                <text:list-item>
                  <text:p text:style-name="P3"><text:span text:style-name="T7">onOptionsItemSelected</text:span></text:p>
                </text:list-item>
                <text:list-item>
                  <text:p text:style-name="P1"><text:span text:style-name="T7"/></text:p>
                </text:list-item>
              </text:list>
            </text:list-item>
          </text:list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3">ECLIPSE</text:span></text:p>
      <text:list xml:id="list2804693790837460509" text:style-name="L2">
        <text:list-item>
          <text:p text:style-name="P2"><text:span text:style-name="T3">Ctrl + Shift + O to import missing classe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6DT6H20M49S</meta:editing-duration>
    <meta:editing-cycles>15</meta:editing-cycles>
    <meta:generator>LibreOffice/4.0.1.2$Windows_x86 LibreOffice_project/84102822e3d61eb989ddd325abf1ac077904985</meta:generator>
    <dc:date>2014-08-14T16:58:41.10</dc:date>
    <meta:document-statistic meta:table-count="0" meta:image-count="0" meta:object-count="0" meta:page-count="1" meta:paragraph-count="23" meta:word-count="211" meta:character-count="1408" meta:non-whitespace-character-count="1234"/>
    <meta:user-defined meta:name="Info 1"/>
    <meta:user-defined meta:name="Info 2"/>
    <meta:user-defined meta:name="Info 3"/>
    <meta:user-defined meta:name="Info 4"/>
  </office:meta>
</office:document-meta>
</file>